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Добротность </text:p>
          </table:table-cell>
          <table:table-cell table:style-name="ce1" table:formula="of:=(132+0.45)/(0.55-0.34)" office:value-type="float" office:value="630.714285714286" calcext:value-type="float">
            <text:p>6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переди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U$, mV</text:p>
          </table:table-cell>
          <table:table-cell table:number-columns-repeated="2"/>
          <table:table-cell office:value-type="string" calcext:value-type="string">
            <text:p>Изменение конденсатора</text:p>
          </table:table-cell>
          <table:table-cell/>
          <table:table-cell office:value-type="string" calcext:value-type="string">
            <text:p>$f$, MHz</text:p>
          </table:table-cell>
          <table:table-cell office:value-type="string" calcext:value-type="string">
            <text:p>$U$, mV</text:p>
          </table:table-cell>
        </table:table-row>
        <table:table-row table:style-name="ro1">
          <table:table-cell/>
          <table:table-cell office:value-type="string" calcext:value-type="string">
            <text:p>параметры </text:p>
          </table:table-cell>
          <table:table-cell table:number-columns-repeated="4"/>
          <table:table-cell office:value-type="float" office:value="4.19" calcext:value-type="float">
            <text:p>4.19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134+(133-87)*2/(140-87)" office:value-type="float" office:value="135.735849056604" calcext:value-type="float">
            <text:p>135.735849056604</text:p>
          </table:table-cell>
          <table:table-cell office:value-type="float" office:value="134.82" calcext:value-type="float">
            <text:p>134.82</text:p>
          </table:table-cell>
        </table:table-row>
        <table:table-row table:style-name="ro1">
          <table:table-cell/>
          <table:table-cell office:value-type="string" calcext:value-type="string">
            <text:p>N_1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5.89" calcext:value-type="float">
            <text:p>5.89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88+(107-94)*2/(151-94)" office:value-type="float" office:value="88.4561403508772" calcext:value-type="float">
            <text:p>88.4561403508772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office:value-type="float" office:value="6.75" calcext:value-type="float">
            <text:p>6.75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94+(113-84)*2/(152-84)" office:value-type="float" office:value="94.8529411764706" calcext:value-type="float">
            <text:p>94.8529411764706</text:p>
          </table:table-cell>
          <table:table-cell office:value-type="float" office:value="92.65" calcext:value-type="float">
            <text:p>92.65</text:p>
          </table:table-cell>
        </table:table-row>
        <table:table-row table:style-name="ro1">
          <table:table-cell/>
          <table:table-cell office:value-type="string" calcext:value-type="string">
            <text:p>N_2</text:p>
          </table:table-cell>
          <table:table-cell office:value-type="float" office:value="4500" calcext:value-type="float">
            <text:p>4500</text:p>
          </table:table-cell>
          <table:table-cell table:number-columns-repeated="3"/>
          <table:table-cell office:value-type="float" office:value="8.47" calcext:value-type="float">
            <text:p>8.47</text:p>
          </table:table-cell>
          <table:table-cell office:value-type="float" office:value="100.3" calcext:value-type="float">
            <text:p>100.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.43" calcext:value-type="float">
            <text:p>98.43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office:value-type="float" office:value="9.34" calcext:value-type="float">
            <text:p>9.34</text:p>
          </table:table-cell>
          <table:table-cell office:value-type="float" office:value="110.6" calcext:value-type="float">
            <text:p>110.6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08.06" calcext:value-type="float">
            <text:p>108.06</text:p>
          </table:table-cell>
        </table:table-row>
        <table:table-row table:style-name="ro1">
          <table:table-cell table:number-columns-repeated="6"/>
          <table:table-cell office:value-type="float" office:value="11.08" calcext:value-type="float">
            <text:p>11.08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3.85" calcext:value-type="float">
            <text:p>113.85</text:p>
          </table:table-cell>
        </table:table-row>
        <table:table-row table:style-name="ro1">
          <table:table-cell/>
          <table:table-cell office:value-type="string" calcext:value-type="string">
            <text:p>U_{\text{рез}}, mV</text:p>
          </table:table-cell>
          <table:table-cell office:value-type="float" office:value="131.04" calcext:value-type="float">
            <text:p>131.04</text:p>
          </table:table-cell>
          <table:table-cell table:number-columns-repeated="3"/>
          <table:table-cell office:value-type="float" office:value="12.72" calcext:value-type="float">
            <text:p>12.72</text:p>
          </table:table-cell>
          <table:table-cell office:value-type="float" office:value="150.4" calcext:value-type="float">
            <text:p>150.4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table-cell/>
          <table:table-cell office:value-type="string" calcext:value-type="string">
            <text:p>A_{\text{полн}}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formula="of:=124+(78-48)*2/(92-48)" office:value-type="float" office:value="125.363636363636" calcext:value-type="float">
            <text:p>125.363636363636</text:p>
          </table:table-cell>
          <table:table-cell office:value-type="float" office:value="124.88" calcext:value-type="float">
            <text:p>124.88</text:p>
          </table:table-cell>
        </table:table-row>
        <table:table-row table:style-name="ro1">
          <table:table-cell/>
          <table:table-cell office:value-type="string" calcext:value-type="string">
            <text:p>A_{\frac{1}{2}}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зади</text:p>
          </table:table-cell>
          <table:table-cell office:value-type="string" calcext:value-type="string">
            <text:p>\xi</text:p>
          </table:table-cell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\xi_{\text{катушки}}</text:p>
          </table:table-cell>
          <table:table-cell office:value-type="float" office:value="1.61" calcext:value-type="float">
            <text:p>1.61</text:p>
          </table:table-cell>
          <table:table-cell table:number-columns-repeated="3"/>
          <table:table-cell office:value-type="float" office:value="4.26" calcext:value-type="float">
            <text:p>4.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$U_{\text{латр}}$, mV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.95" calcext:value-type="float">
            <text:p>5.9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6.2" calcext:value-type="float">
            <text:p>136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Пробная катушка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5.6" calcext:value-type="float">
            <text:p>135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.5\pm0.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00.3" calcext:value-type="float">
            <text:p>100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 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9.38" calcext:value-type="float">
            <text:p>9.38</text:p>
          </table:table-cell>
          <table:table-cell office:value-type="float" office:value="110.6" calcext:value-type="float">
            <text:p>110.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.09" calcext:value-type="float">
            <text:p>11.09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.71" calcext:value-type="float">
            <text:p>12.71</text:p>
          </table:table-cell>
          <table:table-cell office:value-type="float" office:value="150.4" calcext:value-type="float">
            <text:p>150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23:43:35.544000000</meta:creation-date>
    <dc:date>2020-12-11T00:47:12.819000000</dc:date>
    <meta:editing-duration>PT12M20S</meta:editing-duration>
    <meta:editing-cycles>3</meta:editing-cycles>
    <meta:generator>LibreOffice/5.3.3.2$Windows_x86 LibreOffice_project/3d9a8b4b4e538a85e0782bd6c2d430bafe583448</meta:generator>
    <meta:document-statistic meta:table-count="1" meta:cell-count="82" meta:object-count="0"/>
  </office:meta>
</office:document-meta>
</file>